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face style:name="TimesNewRoman" svg:font-family="TimesNewRoman" style:font-family-generic="roma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style:font-size-asian="11pt" style:font-size-complex="11pt"/>
    </style:style>
    <style:style style:name="P2"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paragraph-rsid="00147498" style:font-size-asian="11pt" style:font-size-complex="11pt"/>
    </style:style>
    <style:style style:name="P3"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paragraph-rsid="0014bf7f" style:font-size-asian="11pt" style:font-size-complex="11pt"/>
    </style:style>
    <style:style style:name="P4"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paragraph-rsid="0014fa7c" style:font-size-asian="11pt" style:font-size-complex="11pt"/>
    </style:style>
    <style:style style:name="P5"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paragraph-rsid="0028259e" style:font-size-asian="11pt" style:font-size-complex="11pt"/>
    </style:style>
    <style:style style:name="P6"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151d47" officeooo:paragraph-rsid="00151d47" style:font-size-asian="11pt" style:font-size-complex="11pt"/>
    </style:style>
    <style:style style:name="P7"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09c2d" officeooo:paragraph-rsid="00209c2d" style:font-size-asian="11pt" style:font-size-complex="11pt"/>
    </style:style>
    <style:style style:name="P8"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10a8c" officeooo:paragraph-rsid="00210a8c" style:font-size-asian="11pt" style:font-size-complex="11pt"/>
    </style:style>
    <style:style style:name="P9"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2fd26" officeooo:paragraph-rsid="0022fd26" style:font-size-asian="11pt" style:font-size-complex="11pt"/>
    </style:style>
    <style:style style:name="P10"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62094" officeooo:paragraph-rsid="00262094" style:font-size-asian="11pt" style:font-size-complex="11pt"/>
    </style:style>
    <style:style style:name="P11"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6608c" officeooo:paragraph-rsid="0026608c" style:font-size-asian="11pt" style:font-size-complex="11pt"/>
    </style:style>
    <style:style style:name="P12"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8259e" officeooo:paragraph-rsid="0028259e" style:font-size-asian="11pt" style:font-size-complex="11pt"/>
    </style:style>
    <style:style style:name="P13"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8259e" officeooo:paragraph-rsid="0028f714" style:font-size-asian="11pt" style:font-size-complex="11pt"/>
    </style:style>
    <style:style style:name="P14"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8f714" officeooo:paragraph-rsid="0028f714" style:font-size-asian="11pt" style:font-size-complex="11pt"/>
    </style:style>
    <style:style style:name="P15"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aad25" officeooo:paragraph-rsid="002aad25" style:font-size-asian="11pt" style:font-size-complex="11pt"/>
    </style:style>
    <style:style style:name="P16"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c5717" officeooo:paragraph-rsid="002c5717" style:font-size-asian="11pt" style:font-size-complex="11pt"/>
    </style:style>
    <style:style style:name="P17"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fo:font-style="italic" fo:font-weight="bold" officeooo:rsid="00209c2d" officeooo:paragraph-rsid="00209c2d" style:font-size-asian="11pt" style:font-style-asian="italic" style:font-weight-asian="bold" style:font-size-complex="11pt" style:font-style-complex="italic" style:font-weight-complex="bold"/>
    </style:style>
    <style:style style:name="P18"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fo:font-style="italic" fo:font-weight="bold" officeooo:rsid="002aad25" officeooo:paragraph-rsid="002aad25" style:font-size-asian="11pt" style:font-style-asian="italic" style:font-weight-asian="bold" style:font-size-complex="11pt" style:font-style-complex="italic" style:font-weight-complex="bold"/>
    </style:style>
    <style:style style:name="P19" style:family="paragraph" style:parent-style-name="Text_20_body">
      <style:paragraph-properties fo:margin-left="-1.251cm" fo:margin-right="0cm" fo:line-height="100%" fo:text-align="justify" style:justify-single-word="false" fo:text-indent="0cm" style:auto-text-indent="false"/>
      <style:text-properties officeooo:paragraph-rsid="0014fa7c"/>
    </style:style>
    <style:style style:name="P20"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16f8a2" officeooo:paragraph-rsid="0016f8a2" style:font-size-asian="11pt" style:font-size-complex="11pt"/>
    </style:style>
    <style:style style:name="P21"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189827" officeooo:paragraph-rsid="00189827" style:font-size-asian="11pt" style:font-size-complex="11pt"/>
    </style:style>
    <style:style style:name="P22"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style:font-size-asian="11pt" style:font-size-complex="11pt"/>
    </style:style>
    <style:style style:name="P23"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paragraph-rsid="00147498" style:font-size-asian="11pt" style:font-size-complex="11pt"/>
    </style:style>
    <style:style style:name="P24"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209c2d" officeooo:paragraph-rsid="00209c2d" style:font-size-asian="11pt" style:font-size-complex="11pt"/>
    </style:style>
    <style:style style:name="P25"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210a8c" officeooo:paragraph-rsid="00210a8c" style:font-size-asian="11pt" style:font-size-complex="11pt"/>
    </style:style>
    <style:style style:name="P26"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22fd26" officeooo:paragraph-rsid="0022fd26" style:font-size-asian="11pt" style:font-size-complex="11pt"/>
    </style:style>
    <style:style style:name="P27"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officeooo:rsid="002c5717" officeooo:paragraph-rsid="002c5717" style:font-size-asian="11pt" style:font-size-complex="11pt"/>
    </style:style>
    <style:style style:name="P28"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weight="bold" officeooo:rsid="00151d47" officeooo:paragraph-rsid="00151d47" style:font-size-asian="11pt" style:font-weight-asian="bold" style:font-size-complex="11pt" style:font-weight-complex="bold"/>
    </style:style>
    <style:style style:name="P29"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weight="bold" officeooo:rsid="002c5717" officeooo:paragraph-rsid="002c5717" style:font-size-asian="11pt" style:font-weight-asian="bold" style:font-size-complex="11pt" style:font-weight-complex="bold"/>
    </style:style>
    <style:style style:name="P30"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style="italic" fo:font-weight="bold" officeooo:rsid="0028259e" officeooo:paragraph-rsid="0028259e" style:font-size-asian="11pt" style:font-style-asian="italic" style:font-weight-asian="bold" style:font-size-complex="11pt" style:font-style-complex="italic" style:font-weight-complex="bold"/>
    </style:style>
    <style:style style:name="P31"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style="normal" fo:font-weight="bold" officeooo:rsid="002c5717" officeooo:paragraph-rsid="002c5717" style:font-size-asian="11pt" style:font-style-asian="normal" style:font-weight-asian="bold" style:font-size-complex="11pt" style:font-style-complex="normal" style:font-weight-complex="bold"/>
    </style:style>
    <style:style style:name="P32"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16f8a2" officeooo:paragraph-rsid="0016f8a2" style:font-size-asian="11pt" style:font-size-complex="11pt"/>
    </style:style>
    <style:style style:name="P33"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189827" officeooo:paragraph-rsid="00189827" style:font-size-asian="11pt" style:font-size-complex="11pt"/>
    </style:style>
    <style:style style:name="P34" style:family="paragraph" style:parent-style-name="Text_20_body">
      <style:paragraph-properties fo:margin-left="-1.251cm" fo:margin-right="0cm" fo:line-height="100%" fo:text-align="justify" style:justify-single-word="false" fo:text-indent="0cm" style:auto-text-indent="false"/>
      <style:text-properties style:font-name="Century Schoolbook L" fo:font-size="14pt" fo:font-style="italic" fo:font-weight="bold" officeooo:rsid="00346fe7" officeooo:paragraph-rsid="00346fe7" style:font-size-asian="14pt" style:font-style-asian="italic" style:font-weight-asian="bold" style:font-size-complex="14pt" style:font-style-complex="italic" style:font-weight-complex="bold"/>
    </style:style>
    <style:style style:name="P35" style:family="paragraph" style:parent-style-name="Text_20_body">
      <style:paragraph-properties fo:margin-left="0cm" fo:margin-right="0cm" fo:line-height="100%" fo:text-align="justify" style:justify-single-word="false" fo:text-indent="0cm" style:auto-text-indent="false"/>
      <style:text-properties style:font-name="Times new roman" fo:font-size="11pt" officeooo:paragraph-rsid="00189827" style:font-size-asian="11pt" style:font-size-complex="11pt"/>
    </style:style>
    <style:style style:name="P36" style:family="paragraph" style:parent-style-name="Text_20_body">
      <style:paragraph-properties fo:margin-left="0cm" fo:margin-right="0cm" fo:line-height="100%" fo:text-align="justify" style:justify-single-word="false" fo:text-indent="0cm" style:auto-text-indent="false"/>
      <style:text-properties style:font-name="Times new roman" fo:font-size="11pt" officeooo:rsid="0022fd26" officeooo:paragraph-rsid="0022fd26" style:font-size-asian="11pt" style:font-size-complex="11pt"/>
    </style:style>
    <style:style style:name="P37" style:family="paragraph" style:parent-style-name="Text_20_body">
      <style:paragraph-properties fo:margin-left="0cm" fo:margin-right="0cm" fo:line-height="100%" fo:text-align="justify" style:justify-single-word="false" fo:text-indent="0cm" style:auto-text-indent="false"/>
      <style:text-properties style:font-name="Times new roman" fo:font-size="11pt" officeooo:rsid="0028259e" officeooo:paragraph-rsid="0028259e" style:font-size-asian="11pt" style:font-size-complex="11pt"/>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Times new roman" fo:font-size="11pt" officeooo:rsid="002c5717" officeooo:paragraph-rsid="002c5717" style:font-size-asian="11pt" style:font-size-complex="11pt"/>
    </style:style>
    <style:style style:name="P39"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style="normal" fo:font-weight="bold" officeooo:rsid="001b9c8b" style:font-size-asian="11pt" style:font-style-asian="normal" style:font-weight-asian="bold" style:font-size-complex="11pt" style:font-style-complex="normal" style:font-weight-complex="bold"/>
    </style:style>
    <style:style style:name="P40"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style="normal" fo:font-weight="normal" officeooo:rsid="0022c8aa" officeooo:paragraph-rsid="0022c8aa" style:font-size-asian="11pt" style:font-style-asian="normal" style:font-weight-asian="normal" style:font-size-complex="11pt" style:font-style-complex="normal" style:font-weight-complex="normal"/>
    </style:style>
    <style:style style:name="P41" style:family="paragraph" style:parent-style-name="Text_20_body">
      <style:paragraph-properties fo:margin-left="-1.251cm" fo:margin-right="0cm" fo:line-height="100%" fo:text-align="justify" style:justify-single-word="false" fo:text-indent="0cm" style:auto-text-indent="false"/>
      <style:text-properties style:font-name="Courier 10 Pitch" fo:font-size="11pt" fo:font-style="italic" fo:font-weight="bold" officeooo:rsid="0028259e" officeooo:paragraph-rsid="0028259e" style:font-size-asian="11pt" style:font-style-asian="italic" style:font-weight-asian="bold" style:font-size-complex="11pt" style:font-style-complex="italic" style:font-weight-complex="bold"/>
    </style:style>
    <style:style style:name="P42"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paragraph-rsid="0014fa7c" style:font-size-asian="11pt" style:font-size-complex="11pt"/>
    </style:style>
    <style:style style:name="P43"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officeooo:rsid="00210a8c" officeooo:paragraph-rsid="00210a8c" style:font-size-asian="11pt" style:font-size-complex="11pt"/>
    </style:style>
    <style:style style:name="P44"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1pt" fo:font-style="italic" officeooo:rsid="00209c2d" officeooo:paragraph-rsid="00209c2d" style:font-size-asian="11pt" style:font-style-asian="italic" style:font-size-complex="11pt" style:font-style-complex="italic"/>
    </style:style>
    <style:style style:name="P45" style:family="paragraph" style:parent-style-name="Text_20_body">
      <style:paragraph-properties fo:margin-left="-1.251cm" fo:margin-right="0cm" fo:line-height="100%" fo:text-align="justify" style:justify-single-word="false" fo:text-indent="0cm" style:auto-text-indent="false" fo:background-color="transparent">
        <style:background-image/>
      </style:paragraph-properties>
      <style:text-properties style:font-name="Times new roman" fo:font-size="11pt" officeooo:rsid="0022fd26" officeooo:paragraph-rsid="0022fd26" fo:background-color="transparent" style:font-size-asian="11pt" style:font-size-complex="11pt"/>
    </style:style>
    <style:style style:name="T1" style:family="text">
      <style:text-properties officeooo:rsid="0014749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f25bd" style:font-style-asian="italic" style:font-weight-asian="bold" style:font-style-complex="italic" style:font-weight-complex="bold"/>
    </style:style>
    <style:style style:name="T5" style:family="text">
      <style:text-properties fo:font-style="italic" fo:font-weight="bold" officeooo:rsid="002b1719" style:font-style-asian="italic" style:font-weight-asian="bold" style:font-style-complex="italic" style:font-weight-complex="bold"/>
    </style:style>
    <style:style style:name="T6" style:family="text">
      <style:text-properties style:font-name="Times new roman"/>
    </style:style>
    <style:style style:name="T7" style:family="text">
      <style:text-properties officeooo:rsid="0014fa7c"/>
    </style:style>
    <style:style style:name="T8" style:family="text">
      <style:text-properties officeooo:rsid="00191de8"/>
    </style:style>
    <style:style style:name="T9" style:family="text">
      <style:text-properties style:font-name="Courier 10 Pitch"/>
    </style:style>
    <style:style style:name="T10" style:family="text">
      <style:text-properties style:font-name="Courier 10 Pitch" fo:font-style="italic" fo:font-weight="bold" style:font-style-asian="italic" style:font-weight-asian="bold" style:font-style-complex="italic" style:font-weight-complex="bold"/>
    </style:style>
    <style:style style:name="T11" style:family="text">
      <style:text-properties style:font-name="Courier 10 Pitch" fo:font-weight="bold" style:font-weight-asian="bold" style:font-weight-complex="bold"/>
    </style:style>
    <style:style style:name="T12" style:family="text">
      <style:text-properties style:font-name="Courier 10 Pitch" fo:font-style="normal" fo:font-weight="bold" style:font-style-asian="normal" style:font-weight-asian="bold" style:font-style-complex="normal" style:font-weight-complex="bold"/>
    </style:style>
    <style:style style:name="T13" style:family="text">
      <style:text-properties officeooo:rsid="001de20a"/>
    </style:style>
    <style:style style:name="T14" style:family="text">
      <style:text-properties style:font-name="TimesNewRoman" fo:font-style="normal" fo:font-weight="normal" style:font-style-asian="normal" style:font-weight-asian="normal" style:font-style-complex="normal" style:font-weight-complex="normal"/>
    </style:style>
    <style:style style:name="T15" style:family="text">
      <style:text-properties officeooo:rsid="002b1719"/>
    </style:style>
    <style:style style:name="T16" style:family="text">
      <style:text-properties officeooo:rsid="002c84e7"/>
    </style:style>
    <style:style style:name="T17" style:family="text">
      <style:text-properties officeooo:rsid="0031e837"/>
    </style:style>
    <style:style style:name="T18" style:family="text">
      <style:text-properties officeooo:rsid="0034e1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ab/><text:tab/><text:tab/><text:tab/><text:tab/>3D rendering using <text:span text:style-name="T18">O</text:span>penGL</text:p>
      <text:p text:style-name="P34"/>
      <text:p text:style-name="P39">glutInitDisplayMode():</text:p>
      <text:p text:style-name="P1"/>
      <text:p text:style-name="P1">GLUT_DOUBLE :</text:p>
      <text:p text:style-name="P1"><text:s/>Bit mask to select a double buffered window. This overrides GLUT_SINGLE if it is also specified</text:p>
      <text:p text:style-name="P1"/>
      <text:p text:style-name="P1">GLUT_DEPTH :</text:p>
      <text:p text:style-name="P1">Bit mask to select a window with a depth buffer. </text:p>
      <text:p text:style-name="P1"/>
      <text:p text:style-name="P1">GLUT_RGBA :</text:p>
      <text:p text:style-name="P4">Bit mask to select an RGBA mode window. This is the default if neither GLUT_RGBA nor GLUT_INDEX are specified. </text:p>
      <text:p text:style-name="P19"/>
      <text:p text:style-name="P4">When using GL_SINGLE, you can picture your code drawing directly to the display.</text:p>
      <text:p text:style-name="P1"/>
      <text:p text:style-name="P1">When using GL_DOUBLE, you can picture having two buffers. One of them is always visible, the other one is not. You always render to the buffer that is not currently visible. When you're done rendering the frame, you swap the two buffers, making the one you just rendered visible. The one that was previously visible is now invisible, and you use it for rendering the next frame. So the role of the two buffers is reversed each frame.</text:p>
      <text:p text:style-name="P1"/>
      <text:p text:style-name="P2">In single buffer mode, you call this at the end<text:span text:style-name="T1">s:</text:span></text:p>
      <text:p text:style-name="P23"><text:span text:style-name="T1">g</text:span>lFlush();</text:p>
      <text:p text:style-name="P1"/>
      <text:p text:style-name="P1">In double buffer mode, you call:</text:p>
      <text:p text:style-name="P22">glutSwapBuffers();</text:p>
      <text:p text:style-name="P1"/>
      <text:p text:style-name="P1"><text:span text:style-name="T12">glEnable</text:span>: -</text:p>
      <text:p text:style-name="P1"><text:tab/><text:span text:style-name="T13">To Enable Server side capabilities.</text:span></text:p>
      <text:p text:style-name="P1"/>
      <text:p text:style-name="P1">GL_LIGHTi :-</text:p>
      <text:p text:style-name="P1"><text:s text:c="3"/>If enabled,include light i in the evaluation of the lighting equation. See glLightModel and glLight.</text:p>
      <text:p text:style-name="P1"/>
      <text:p text:style-name="P3">GL_LIGHTING :-</text:p>
      <text:p text:style-name="P3">If enabled and no vertex shader is active, use the current lighting parameters to compute the vertex color or index. Otherwise, simply associate the current color or index with each vertex. </text:p>
      <text:p text:style-name="P3">See : <text:span text:style-name="T9">glMaterial</text:span>, <text:span text:style-name="T9">glLightModel</text:span>, and <text:span text:style-name="T9">glLight</text:span>.</text:p>
      <text:p text:style-name="P3"/>
      <text:p text:style-name="P22"><text:span text:style-name="T4">g</text:span><text:span text:style-name="T3">lLightfv()</text:span>:-</text:p>
      <text:p text:style-name="P6">glLightf, glLighti, glLightfv, glLightiv - set light source parameters.</text:p>
      <text:p text:style-name="P28">void glLightfv( GLenum light, GLenum pname, const GLfloat *params )</text:p>
      <text:p text:style-name="P20"/>
      <text:p text:style-name="P20">light:-</text:p>
      <text:p text:style-name="P32">Specifies a light. The number of lights depends on the implementation, but at least eight lights are supported. They are identified by symbolic names of the form GL_LIGHTi where 0 &lt;= i <text:s/>&lt; GL_MAX_LIGHTS.</text:p>
      <text:p text:style-name="P21"/>
      <text:p text:style-name="P21"><text:soft-page-break/><text:span text:style-name="T8">p</text:span>name :-</text:p>
      <text:p text:style-name="P33">Specifies a light source parameter for light. GL_AMBIENT, GL_DIFFUSE, GL_SPECULAR, GL_POSITION, GL_SPOT_CUTOFF, GL_SPOT_DIRECTION, GL_SPOT_EXPONENT, GL_CONSTANT_ATTENUATION, GL_LINEAR_ATTENUATION, and GL_QUADRATIC_ATTENUATION are accepted.</text:p>
      <text:p text:style-name="P33"/>
      <text:p text:style-name="P21">params :-</text:p>
      <text:p text:style-name="P33">Specifies a pointer to the value or values that parameter pname of light source light will be set to.</text:p>
      <text:p text:style-name="P35"/>
      <text:p text:style-name="P1">GL_AMBIENT :-</text:p>
      <text:p text:style-name="P3">params contains four integer or floating-point values that specify the ambient RGBA intensity of the light. Integer values are mapped linearly such that the most positive representable value maps to 1.0, and the most negative representable v<text:span text:style-name="T1">alue maps to -1.0 </text:span>Floating-point values are mapped directly. Neither integer nor floating-point values are clamped. The initial ambient light intensity is (0, 0, 0, <text:span text:style-name="T1">1)</text:span></text:p>
      <text:p text:style-name="P2"/>
      <text:p text:style-name="P2">GL_DIFFUSE</text:p>
      <text:p text:style-name="P1">params contains four integer or floating-point values that specify <text:span text:style-name="T1">t</text:span>he diffuse RGBA intensity of the light. <text:s/>Integer values are mapped linearly such that the most positive representable value maps to 1.0, and the most negative representable value maps to -1.<text:span text:style-name="T1">0 . </text:span>Floating-point values are mapped directly. Neither integer nor floating-point values are clamped.The initial value for GL_LIGHT0 is (1, 1, 1, 1); for other lights, the initial value is (0, 0, 0, 1).</text:p>
      <text:p text:style-name="P2"><text:s text:c="19"/></text:p>
      <text:p text:style-name="P2"><text:s/>GL_SPECULAR</text:p>
      <text:p text:style-name="P1">params contains four integer or floating-point values that specify the specular RGBA intensity of the light.Integer values are mapped linearly such that the most positive representable value maps to 1.0, and the most negative representable value maps to <text:s/>-1.0.Floating-point values are mapped directly. Neither integer nor floating-point values are clamped. The initial value for GL_LIGHT0 is (1, 1, 1, 1); for other lights, the initial value is (0, 0, 0, 1).</text:p>
      <text:p text:style-name="P2"/>
      <text:p text:style-name="P2">GL_POSITION</text:p>
      <text:p text:style-name="P4">params contains four integer or floating-point values that specify the position of the light in homogeneous object coordinates.Both integer and floating-point values are mapped directly. Neither integer nor floating-point values are clamped. The position is transformed by the modelview matrix when glLight is called (just as if it were a point), and it is stored in eye coordinates. If the w component of the position is 0, the light is treated as a directional source Diffuse and specular lighting calculations take the light's direction, but not its actual position, into account, and attenuation is disabled.Otherwise, diffuse and specular lighting calculations are based on the actual location of the light in eye coordinates, and attenuation is enabled. The initial position is (0, 0, 1, 0); thus, the initial light source is directional, parallel to, and in the direction of the <text:span text:style-name="T7">z-</text:span>axis.</text:p>
      <text:p text:style-name="P1"/>
      <text:p text:style-name="P7"><text:span text:style-name="T3">glMatrixMode</text:span><text:span text:style-name="T2"> - specify which matrix is the current matrix</text:span></text:p>
      <text:p text:style-name="P44"/>
      <text:p text:style-name="P7">void glMatrixMode( GLenum mode )</text:p>
      <text:p text:style-name="P7"/>
      <text:p text:style-name="P17">mode :-</text:p>
      <text:p text:style-name="P7">Specifies which matrix stack is the target for subsequent matrix operations. Three values are accepted: GL_MODELVIEW, GL_PROJECTION, and GL_TEXTURE. The initial value is GL_MODELVIEW.</text:p>
      <text:p text:style-name="P7"/>
      <text:p text:style-name="P7">Additionally, if the GL_ARB_imaging extension is supported, GL_COLOR is also accepted.</text:p>
      <text:p text:style-name="P7"/>
      <text:p text:style-name="P7"><text:span text:style-name="T9">glMatrixMode</text:span> sets the current matrix mode. mode can assume one of four values:</text:p>
      <text:p text:style-name="P7"/>
      <text:p text:style-name="P24">GL_MODELVIEW</text:p>
      <text:p text:style-name="P7">Applies subsequent matrix operations to the modelview matrix stack.</text:p>
      <text:p text:style-name="P7"><text:soft-page-break/></text:p>
      <text:p text:style-name="P24">GL_PROJECTION</text:p>
      <text:p text:style-name="P7">Applies subsequent matrix operations to the projection matrix stack.</text:p>
      <text:p text:style-name="P7"/>
      <text:p text:style-name="P24">GL_TEXTURE</text:p>
      <text:p text:style-name="P7">Applies subsequent matrix operations to the texture matrix stack.</text:p>
      <text:p text:style-name="P7"/>
      <text:p text:style-name="P24">GL_COLOR</text:p>
      <text:p text:style-name="P7">Applies subsequent matrix operations to the color matrix stack.</text:p>
      <text:p text:style-name="P7"/>
      <text:p text:style-name="P7">To find out which matrix stack is currently the target of all matrix operations, call glGet with argument GL_MATRIX_MODE. The initial value is GL_MODELVIEW.</text:p>
      <text:p text:style-name="P7"/>
      <text:p text:style-name="P8"><text:span text:style-name="T10">glClear:- </text:span><text:span text:style-name="T14">clear buffers to preset values</text:span></text:p>
      <text:p text:style-name="P40">void glClear( GLbitfield mask )</text:p>
      <text:p text:style-name="P8">glClear takes a single argument that is the bitwise OR of several values indicating which buffer is to be cleared.</text:p>
      <text:p text:style-name="P8">The values are as follows:</text:p>
      <text:p text:style-name="P25">GL_COLOR_BUFFER_BIT :- <text:span text:style-name="T6">Indicates the buffers currently enabled for color writing.</text:span></text:p>
      <text:p text:style-name="P25">GL_DEPTH_BUFFER_BIT:- <text:span text:style-name="T6">Indicates the depth buffer.</text:span></text:p>
      <text:p text:style-name="P8"/>
      <text:p text:style-name="P9"><text:span text:style-name="T11">glTranslated, glTranslatef</text:span> - multiply the current matrix by a translation matrix</text:p>
      <text:p text:style-name="P26">void glTranslated( GLdouble x, GLdouble y, GLdouble z )</text:p>
      <text:p text:style-name="P26">void glTranslatef( GLfloat x, GLfloat y, GLfloat z )</text:p>
      <text:p text:style-name="P36"/>
      <text:p text:style-name="P9">specify the x, y, and z coordinates of a translation vector.</text:p>
      <text:p text:style-name="P45">glTranslate produces a translation by <text:s/>$("x","y","z")$. The current matrix (see <text:span text:style-name="T9">glMatrixMode</text:span>) is multiplied by this translation matrix, with the product replacing the current matrix, as if <text:span text:style-name="T9">glMultMatrix</text:span> were called with the following matrix for its argument:</text:p>
      <text:p text:style-name="P9"/>
      <text:p text:style-name="P9">If the matrix mode is either <text:span text:style-name="T9">GL_MODELVIEW</text:span> or <text:span text:style-name="T9">GL_PROJECTION</text:span>, all objects drawn after a call to glTranslate are translated.</text:p>
      <text:p text:style-name="P10">Use <text:span text:style-name="T9">glPushMatrix</text:span> and <text:span text:style-name="T9">glPopMatrix</text:span> to save and restore the untranslated coordinate system.</text:p>
      <text:p text:style-name="P10"/>
      <text:p text:style-name="P11"><text:span text:style-name="T9">glPushMatrix</text:span> — push the current matrix stack</text:p>
      <text:p text:style-name="P11"><text:span text:style-name="T9">glPopMatrix</text:span> — <text:s/>pop the current matrix stack</text:p>
      <text:p text:style-name="P11"/>
      <text:p text:style-name="P11">There is a stack of matrices for each of the matrix modes. In GL_MODELVIEW mode, the stack depth is at least 32. In the other modes, GL_COLOR, GL_PROJECTION, and GL_TEXTURE, the depth is at least 2. The current matrix in any mode is the matrix on the top of the stack for that mode. glPushMatrix pushes the current matrix stack down by one, duplicating the current matrix. That is, after a glPushMatrix call, the matrix on top of the stack is identical to the one below it. glPopMatrix pops the current matrix stack, replacing the current matrix with the one below it on the stack.</text:p>
      <text:p text:style-name="P11">Initially, each of the stacks contains one matrix, an identity matrix. It is an error to push a full matrix stack or to pop a matrix stack that contains only a single matrix. In either case, the error flag is set and no other change is made to GL state.</text:p>
      <text:p text:style-name="P11"/>
      <text:p text:style-name="P11"/>
      <text:p text:style-name="P37"/>
      <text:p text:style-name="P37"><text:soft-page-break/></text:p>
      <text:p text:style-name="P12">Void glMaterialfv( GLenum face, GLenum pname, const GLfloat *params )</text:p>
      <text:p text:style-name="P12"/>
      <text:p text:style-name="P30">face:</text:p>
      <text:p text:style-name="P12">Specifies which face or faces are being updated. Must be one of GL_FRONT, GL_BACK, or GL_FRONT_AND_BACK.</text:p>
      <text:p text:style-name="P12"/>
      <text:p text:style-name="P30">Pname :</text:p>
      <text:p text:style-name="P12">Specifies the material parameter of the face or faces that is being updated. Must be one of GL_AMBIENT, GL_DIFFUSE, GL_SPECULAR, GL_EMISSION, GL_SHININESS, GL_AMBIENT_AND_DIFFUSE, or GL_COLOR_INDEXES.</text:p>
      <text:p text:style-name="P12"/>
      <text:p text:style-name="P30">Params :</text:p>
      <text:p text:style-name="P12">Specifies a pointer to the value or values that pname will be set to.</text:p>
      <text:p text:style-name="P12"/>
      <text:p text:style-name="P12">glMaterial assigns values to material parameters. There are two matched sets of material parameters. One, the front-facing set, is used to shade points, lines, bitmaps, and all polygons (when two-sided lighting is disabled), or just front-facing polygons (when two-sided lighting is enabled). The other set, back-facing, is used to shade back-facing polygons only when two-sided lighting is enabled. Refer to the glLightModel reference page for details concerning one- and two-sided lighting calculations.</text:p>
      <text:p text:style-name="P12"/>
      <text:p text:style-name="P13">GL_AMBIENT</text:p>
      <text:p text:style-name="P13">The initial ambient reflectance for both front- and back-facing materials is (0.2, 0.2, 0.2, 1.0).</text:p>
      <text:p text:style-name="P12"/>
      <text:p text:style-name="P13">GL_DIFFUSE</text:p>
      <text:p text:style-name="P13">The initial diffuse reflectance for both front- and back-facing materials is (0.8, 0.8, 0.8, 1.0).</text:p>
      <text:p text:style-name="P12"/>
      <text:p text:style-name="P12">GL_SPECULAR</text:p>
      <text:p text:style-name="P12">The initial specular reflectance for both front- and back-facing materials is (0, 0, 0, 1).</text:p>
      <text:p text:style-name="P12"/>
      <text:p text:style-name="P12">GL_EMISSION</text:p>
      <text:p text:style-name="P12">The initial emission intensity for both front- and back-facing materials is (0, 0, 0, 1).</text:p>
      <text:p text:style-name="P12"/>
      <text:p text:style-name="P12">GL_SHININESS</text:p>
      <text:p text:style-name="P12">params is a single integer or floating-point value that specifies the RGBA specular exponent of the material. Integer and floating-point values are mapped directly. Only values in the range [0,128] are accepted. The initial specular exponent for both front- and back-facing materials is 0.</text:p>
      <text:p text:style-name="P12"/>
      <text:p text:style-name="P14"><text:span text:style-name="T3">glutSolidSphere : -</text:span> Draw a solid sphere centered at the origin.</text:p>
      <text:p text:style-name="P14"/>
      <text:p text:style-name="P14">glutSolidSphere(GLdouble radius, GLint slices, GLint stacks);</text:p>
      <text:p text:style-name="P14"/>
      <text:p text:style-name="P14">radius - Sphere radius.</text:p>
      <text:p text:style-name="P14">Slices - The number of divisions around the z axis. (latitudal)</text:p>
      <text:p text:style-name="P14">stacks - The number of divisions along the z axis. (longitudal)</text:p>
      <text:p text:style-name="P12"/>
      <text:p text:style-name="P14">The glutSolidSphere() function draws a shaded sphere centered at the origin. The surface is created from quadrangles (except for triangles as degenerate quads at the poles) in a longitude/latitude pattern. The equatorial great circle lies in the xy-plane and is centered on the origin.</text:p>
      <text:p text:style-name="P15"><text:soft-page-break/></text:p>
      <text:p text:style-name="P15"><text:span text:style-name="T5">glRotatef:-</text:span><text:span text:style-name="T15"> </text:span>void glRotatef( GLfloat angle, GLfloat x, GLfloat y, GLfloat z )</text:p>
      <text:p text:style-name="P18"/>
      <text:p text:style-name="P18">angle:-</text:p>
      <text:p text:style-name="P15">Specifies the angle of rotation, in degrees.</text:p>
      <text:p text:style-name="P18">x, y, z:-</text:p>
      <text:p text:style-name="P15">Specify the x, y, and z coordinates of a vector, respectively.</text:p>
      <text:p text:style-name="P15"/>
      <text:p text:style-name="P15">glRotate produces a rotation of angle degrees around the vector $("x", "y", "z")$. The current matrix (see glMatrixMode) is multiplied by a rotation matrix with the product replacing the current matrix, as if glMultMatrix were called with the following matrix as its argument:</text:p>
      <text:p text:style-name="P15"/>
      <text:p text:style-name="P15">Where c = cos ⁡ angle , s = sin ⁡ angle , and x y z = 1 <text:s/>(if not, the GL will normalize this vector).</text:p>
      <text:p text:style-name="P15"/>
      <text:p text:style-name="P15">If the matrix mode is either GL_MODELVIEW or GL_PROJECTION, all objects drawn after glRotate is called are rotated. Use glPushMatrix and glPopMatrix to save and restore the unrotated coordinate system.</text:p>
      <text:p text:style-name="P15"/>
      <text:p text:style-name="P16"><text:span text:style-name="T10">gluPerspective</text:span> - set up a perspective projection matrix.</text:p>
      <text:p text:style-name="P27">void gluPerspective( GLdouble fovy, GLdouble aspect, GLdouble zNear, GLdouble zFar )</text:p>
      <text:p text:style-name="P27"/>
      <text:p text:style-name="P29">fovy:</text:p>
      <text:p text:style-name="P16">Specifies the field of view angle, in degrees, in the y direction.</text:p>
      <text:p text:style-name="P29">aspect:</text:p>
      <text:p text:style-name="P16">Specifies the aspect ratio that determines the field of view in the x direction. The aspect ratio is the ratio of x (width) to y (height).</text:p>
      <text:p text:style-name="P31">znear:</text:p>
      <text:p text:style-name="P16">Specifies the distance from the viewer to the near clipping plane (always positive).</text:p>
      <text:p text:style-name="P29"><text:span text:style-name="T16">z</text:span>far:</text:p>
      <text:p text:style-name="P16">Specifies the distance from the viewer to the far clipping plane (always positive).</text:p>
      <text:p text:style-name="P38"/>
      <text:p text:style-name="P16"><text:span text:style-name="T11">gluPerspective</text:span> specifies a viewing frustum into the world coordinate system. In general, the aspect ratio in gluPerspective should match the aspect ratio of the associated viewport. For example, "aspect" = 2.0 <text:s/>means the viewer's angle of view is twice as wide in x as it is in y. If the viewport is twice as wide as it is tall, it displays the image without distortion.</text:p>
      <text:p text:style-name="P16"/>
      <text:p text:style-name="P16">The matrix generated by <text:span text:style-name="T9">gluPerspective</text:span> is multiplied by the current matrix, just as if <text:span text:style-name="T9">glMultMatrix</text:span> were called with the generated matrix. To load the perspective matrix onto the current matrix stack instead, precede the call to <text:span text:style-name="T9">gluPerspective</text:span> with a call to <text:span text:style-name="T9">glLoadIdentity</text:span>.</text:p>
      <text:p text:style-name="P12"/>
      <text:p text:style-name="P1"><text:span text:style-name="T17">Ho</text:span>w to See the OpenGL version :-</text:p>
      <text:p text:style-name="P1">glxinfo | grep "OpenGL vers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svg:font-family="'Times new roman'" style:font-family-generic="roman"/>
    <style:font-face style:name="TimesNewRoman" svg:font-family="TimesNewRoman" style:font-family-generic="roma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9:50:08.550477297</meta:creation-date>
    <dc:date>2018-03-15T09:52:09.109631038</dc:date>
    <meta:editing-duration>P2DT56M10S</meta:editing-duration>
    <meta:editing-cycles>35</meta:editing-cycles>
    <meta:generator>LibreOffice/4.2.4.2$Linux_X86_64 LibreOffice_project/420m0$Build-2</meta:generator>
    <meta:document-statistic meta:table-count="0" meta:image-count="0" meta:object-count="0" meta:page-count="5" meta:paragraph-count="117" meta:word-count="1808" meta:character-count="11519" meta:non-whitespace-character-count="9785"/>
  </office:meta>
</office:document-meta>
</file>